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fo:background-color="#ffff99" style:text-align-source="fix" style:repeat-content="false" fo:border="0.002cm solid #000000"/>
      <style:paragraph-properties fo:text-align="justify" fo:margin-left="0cm"/>
    </style:style>
    <style:style style:name="ce3" style:family="table-cell" style:parent-style-name="Default">
      <style:table-cell-properties fo:background-color="#99ff66" style:text-align-source="fix" style:repeat-content="false" fo:border="0.002cm solid #000000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5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  <style:text-properties style:font-name="F" fo:font-size="12pt" fo:language="en" fo:country="US" style:font-name-asian="Arial Unicode MS" style:font-size-asian="12pt" style:language-asian="en" style:country-asian="US" style:font-size-complex="6.80000019073486pt" style:language-complex="en" style:country-complex="US"/>
    </style:style>
    <style:style style:name="ce6" style:family="table-cell" style:parent-style-name="Default">
      <style:table-cell-properties fo:background-color="#00ccff" style:text-align-source="fix" style:repeat-content="false" fo:border="0.002cm solid #000000"/>
      <style:paragraph-properties fo:text-align="center" fo:margin-left="0cm"/>
    </style:style>
    <style:style style:name="ce7" style:family="table-cell" style:parent-style-name="Default">
      <style:table-cell-properties fo:background-color="#99ff66" style:text-align-source="fix" style:repeat-content="false" fo:border="0.002cm solid #000000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fo:background-color="#99ff66" style:text-align-source="fix" style:repeat-content="false"/>
      <style:paragraph-properties fo:text-align="center" fo:margin-left="0cm"/>
    </style:style>
  </office:automatic-styles>
  <office:body>
    <office:spreadsheet>
      <table:table table:name="Beneficiaires_Effectifs_SASU" table:style-name="ta1" table:print="false">
        <table:table-column table:style-name="co1" table:default-cell-style-name="ce1"/>
        <table:table-column table:style-name="co1" table:number-columns-repeated="14" table:default-cell-style-name="ce2"/>
        <table:table-column table:style-name="co1" table:default-cell-style-name="ce4"/>
        <table:table-row table:style-name="ro1">
          <table:table-cell office:value-type="string" table:number-columns-spanned="15" table:number-rows-spanned="1">
            <text:p>Registre des bénéficiaires effectifs de la SASU</text:p>
          </table:table-cell>
          <table:covered-table-cell table:number-columns-repeated="14"/>
          <table:table-cell/>
        </table:table-row>
        <table:table-row table:style-name="ro2">
          <table:table-cell table:style-name="ce2" office:value-type="string">
            <text:p>Civilité</text:p>
          </table:table-cell>
          <table:table-cell office:value-type="string">
            <text:p>Nom de naissance</text:p>
          </table:table-cell>
          <table:table-cell office:value-type="string">
            <text:p>Nom d'usage</text:p>
          </table:table-cell>
          <table:table-cell office:value-type="string">
            <text:p>Prénom principal</text:p>
          </table:table-cell>
          <table:table-cell office:value-type="string">
            <text:p>Autres prénoms</text:p>
          </table:table-cell>
          <table:table-cell office:value-type="string">
            <text:p>Pseudonyme</text:p>
          </table:table-cell>
          <table:table-cell office:value-type="string">
            <text:p>Né(e) le / à</text:p>
          </table:table-cell>
          <table:table-cell office:value-type="string">
            <text:p>Département / Pays de naissance</text:p>
          </table:table-cell>
          <table:table-cell office:value-type="string">
            <text:p>Nationalité</text:p>
          </table:table-cell>
          <table:table-cell office:value-type="string">
            <text:p>Adresse du domicile</text:p>
          </table:table-cell>
          <table:table-cell office:value-type="string">
            <text:p>Code postal</text:p>
          </table:table-cell>
          <table:table-cell office:value-type="string">
            <text:p>Commune</text:p>
          </table:table-cell>
          <table:table-cell office:value-type="string">
            <text:p>Pays</text:p>
          </table:table-cell>
          <table:table-cell office:value-type="string">
            <text:p>Détention du capital</text:p>
          </table:table-cell>
          <table:table-cell office:value-type="string">
            <text:p>Détention des droits de vote</text:p>
          </table:table-cell>
          <table:table-cell/>
        </table:table-row>
        <table:table-row table:style-name="ro1">
          <table:table-cell table:style-name="ce3" table:number-columns-repeated="15"/>
          <table:table-cell/>
        </table:table-row>
      </table:table>
      <table:table table:name="Proces_Verbal_Descisions_Associe_Unique" table:style-name="ta1" table:print="false">
        <table:table-column table:style-name="co1" table:default-cell-style-name="ce7"/>
        <table:table-column table:style-name="co1" table:number-columns-repeated="7" table:default-cell-style-name="ce9"/>
        <table:table-row table:style-name="ro1">
          <table:table-cell table:style-name="ce1" office:value-type="string" table:number-columns-spanned="8" table:number-rows-spanned="1">
            <text:p>PROCÈS-VERBAL DES DÉCISIONS DE L’ASSOCIÉ UNIQUE</text:p>
          </table:table-cell>
          <table:covered-table-cell table:number-columns-repeated="7" table:style-name="ce8"/>
        </table:table-row>
        <table:table-row table:style-name="ro3">
          <table:table-cell table:style-name="ce5" office:value-type="string" table:number-columns-spanned="8" table:number-rows-spanned="1">
            <text:p>Nom de l’associé unique</text:p>
          </table:table-cell>
          <table:covered-table-cell table:number-columns-repeated="7" table:style-name="ce8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demeurant</text:p>
          </table:table-cell>
          <table:covered-table-cell table:number-columns-repeated="7" table:style-name="ce10"/>
        </table:table-row>
        <table:table-row table:style-name="ro1">
          <table:table-cell office:value-type="string" table:number-columns-spanned="8" table:number-rows-spanned="1">
            <text:p>adresse du domicile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8"/>
        </table:table-row>
        <table:table-row table:style-name="ro1">
          <table:table-cell office:value-type="string" table:number-columns-spanned="8" table:number-rows-spanned="1">
            <text:p>, associé unique de la société dénomination sociale, a pris les décisions concernant l’ordre du jour suivant:</text:p>
          </table:table-cell>
          <table:covered-table-cell table:number-columns-repeated="7" table:style-name="ce7"/>
        </table:table-row>
        <table:table-row table:style-name="ro1">
          <table:table-cell office:value-type="string" table:number-columns-spanned="8" table:number-rows-spanned="1">
            <text:p>description de la décision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 table:style-name="ce6"/>
        </table:table-row>
        <table:table-row table:style-name="ro1">
          <table:table-cell office:value-type="string" table:number-columns-spanned="8" table:number-rows-spanned="1">
            <text:p>Modification de l’article [nom de l’article correspondant] des statuts.</text:p>
          </table:table-cell>
          <table:covered-table-cell table:number-columns-repeated="7" table:style-name="ce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L’associé unique </text:p>
          </table:table-cell>
          <table:covered-table-cell table:number-columns-repeated="7" table:style-name="ce8"/>
        </table:table-row>
        <table:table-row table:style-name="ro1">
          <table:table-cell office:value-type="string" table:number-columns-spanned="8" table:number-rows-spanned="1">
            <text:p>Nom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  <table:table-row table:style-name="ro1">
          <table:table-cell office:value-type="string" table:number-columns-spanned="8" table:number-rows-spanned="1">
            <text:p>Signature de l’associé unique</text:p>
          </table:table-cell>
          <table:covered-table-cell table:number-columns-repeated="7"/>
        </table:table-row>
        <table:table-row table:style-name="ro1">
          <table:table-cell table:style-name="ce6" table:number-columns-spanned="8" table:number-rows-spanned="1"/>
          <table:covered-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01">01/01/2021</text:date>, <text:time>17:3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8M59S</meta:editing-duration>
    <meta:editing-cycles>6</meta:editing-cycles>
    <meta:generator>OpenOffice/4.1.8$Win32 OpenOffice.org_project/418m3$Build-9803</meta:generator>
    <dc:date>2021-01-01T17:33:23.77</dc:date>
    <dc:creator>Jason Aloyau</dc:creator>
    <meta:document-statistic meta:table-count="2" meta:cell-count="26" meta:object-count="0"/>
    <meta:user-defined meta:name="Info 1"/>
    <meta:user-defined meta:name="Info 2"/>
    <meta:user-defined meta:name="Info 3"/>
    <meta:user-defined meta:name="Info 4"/>
  </office:meta>
</office:document-meta>
</file>